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3f01b" officeooo:paragraph-rsid="0003f01b"/>
    </style:style>
    <style:style style:name="P2" style:family="paragraph" style:parent-style-name="Title">
      <style:text-properties officeooo:rsid="0003f01b" officeooo:paragraph-rsid="0003f01b"/>
    </style:style>
    <style:style style:name="P3" style:family="paragraph" style:parent-style-name="Text_20_body" style:list-style-name="L1">
      <style:text-properties officeooo:rsid="00079740" officeooo:paragraph-rsid="00079740"/>
    </style:style>
    <style:style style:name="T1" style:family="text">
      <style:text-properties officeooo:rsid="00095c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ts</text:p>
      <text:p text:style-name="P1"/>
      <text:list xml:id="list6822123551280808014" text:style-name="L1">
        <text:list-item>
          <text:p text:style-name="P3">ampere - <text:span text:style-name="T1">A</text:span></text:p>
        </text:list-item>
        <text:list-item>
          <text:p text:style-name="P3">atmosphere - <text:span text:style-name="T1">atm</text:span></text:p>
        </text:list-item>
        <text:list-item>
          <text:p text:style-name="P3">degree Celsius - <text:span text:style-name="T1">C</text:span></text:p>
        </text:list-item>
        <text:list-item>
          <text:p text:style-name="P3">degree - <text:span text:style-name="T1">deg</text:span></text:p>
        </text:list-item>
        <text:list-item>
          <text:p text:style-name="P3">degree Fahrenheit - <text:span text:style-name="T1">F</text:span></text:p>
        </text:list-item>
        <text:list-item>
          <text:p text:style-name="P3">foot - <text:span text:style-name="T1">ft</text:span></text:p>
        </text:list-item>
        <text:list-item>
          <text:p text:style-name="P3">gram - <text:span text:style-name="T1">g</text:span></text:p>
        </text:list-item>
        <text:list-item>
          <text:p text:style-name="P3">hour - <text:span text:style-name="T1">h</text:span></text:p>
        </text:list-item>
        <text:list-item>
          <text:p text:style-name="P3">horsepower - <text:span text:style-name="T1">hp</text:span></text:p>
        </text:list-item>
        <text:list-item>
          <text:p text:style-name="P3">hertz - <text:span text:style-name="T1">Hz</text:span></text:p>
        </text:list-item>
        <text:list-item>
          <text:p text:style-name="P3">inch - <text:span text:style-name="T1">in</text:span></text:p>
        </text:list-item>
        <text:list-item>
          <text:p text:style-name="P3">kelvin - <text:span text:style-name="T1">K</text:span></text:p>
        </text:list-item>
        <text:list-item>
          <text:p text:style-name="P3">kilogram - <text:span text:style-name="T1">kg</text:span></text:p>
        </text:list-item>
        <text:list-item>
          <text:p text:style-name="P3">pound - <text:span text:style-name="T1">lb</text:span></text:p>
        </text:list-item>
        <text:list-item>
          <text:p text:style-name="P3">meter – <text:span text:style-name="T1">m</text:span></text:p>
        </text:list-item>
        <text:list-item>
          <text:p text:style-name="P3">minute - <text:span text:style-name="T1">min</text:span></text:p>
        </text:list-item>
        <text:list-item>
          <text:p text:style-name="P3">newton - <text:span text:style-name="T1">N</text:span></text:p>
        </text:list-item>
        <text:list-item>
          <text:p text:style-name="P3">second - <text:span text:style-name="T1">s</text:span></text:p>
        </text:list-item>
        <text:list-item>
          <text:p text:style-name="P3">volt - <text:span text:style-name="T1">V</text:span></text:p>
        </text:list-item>
        <text:list-item>
          <text:p text:style-name="P3">watt - <text:span text:style-name="T1">W</text:span>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4T16:49:19.484617445</dc:date>
    <meta:generator>LibreOffice/4.2.8.2$Linux_X86_64 LibreOffice_project/420m0$Build-2</meta:generator>
    <meta:editing-duration>PT2H26M34S</meta:editing-duration>
    <meta:editing-cycles>3</meta:editing-cycles>
    <meta:document-statistic meta:table-count="0" meta:image-count="0" meta:object-count="0" meta:page-count="1" meta:paragraph-count="22" meta:word-count="83" meta:character-count="252" meta:non-whitespace-character-count="210"/>
  </office:meta>
</office:document-meta>
</file>